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99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</style:style>
  </office:automatic-styles>
  <office:body>
    <office:spreadsheet>
      <table:calculation-settings table:automatic-find-labels="false"/>
      <table:table table:name="adj+nou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3" table:number-rows-spanned="1">
            <text:p>pattern prediction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gold standard</text:p>
          </table:table-cell>
          <table:table-cell table:style-name="ce1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covered-table-cell table:style-name="ce1"/>
          <table:table-cell table:style-name="ce4" office:value-type="boolean" office:boolean-value="true" calcext:value-type="boolean">
            <text:p>TRU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covered-table-cell table:style-name="ce1"/>
          <table:table-cell table:style-name="ce4" office:value-type="boolean" office:boolean-value="false" calcext:value-type="boolean">
            <text:p>FALSE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202 - SUM([.D5];[.D4];[.E4])"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5"/>
          <table:table-cell table:style-name="ce7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yes</text:p>
          </table:table-cell>
          <table:table-cell office:value-type="string" calcext:value-type="string">
            <text:p>Pn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2"/>
          <table:table-cell table:style-name="ce6" table:formula="of:=([.D4]+[.E5])/([.D4]+[.E4]+[.D5]+[.E5])" office:value-type="float" office:value="0.955445544554455" calcext:value-type="float">
            <text:p>0.955445544554455</text:p>
          </table:table-cell>
          <table:table-cell table:formula="of:=(([.D4]+[.E4])/([.D4]+[.E4]+[.D5]+[.E5]))*(([.D4]+[.D5])/([.D4]+[.E4]+[.D5]+[.E5]))" office:value-type="float" office:value="0.00446034702480149" calcext:value-type="float">
            <text:p>0.004460347024801</text:p>
          </table:table-cell>
          <table:table-cell table:formula="of:=(([.D5]+[.E5])/([.D4]+[.E4]+[.D5]+[.E5]))*(([.E4]+[.E5])/([.D4]+[.E4]+[.D5]+[.E5]))" office:value-type="float" office:value="0.870796980688168" calcext:value-type="float">
            <text:p>0.870796980688168</text:p>
          </table:table-cell>
          <table:table-cell table:formula="of:=[.D8]+[.E8]" office:value-type="float" office:value="0.875257327712969" calcext:value-type="float">
            <text:p>0.875257327712969</text:p>
          </table:table-cell>
          <table:table-cell table:formula="of:=([.C8]-[.F8])/(1-[.F8])" office:value-type="float" office:value="0.642829076620825" calcext:value-type="float">
            <text:p>0.642829076620825</text:p>
          </table:table-cell>
        </table:table-row>
      </table:table>
      <table:table table:name="verb+noun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3" table:number-rows-spanned="1">
            <text:p>pattern prediction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gold standard</text:p>
          </table:table-cell>
          <table:table-cell table:style-name="ce1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covered-table-cell table:style-name="ce1"/>
          <table:table-cell table:style-name="ce4" office:value-type="boolean" office:boolean-value="true" calcext:value-type="boolean">
            <text:p>TRU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covered-table-cell table:style-name="ce1"/>
          <table:table-cell table:style-name="ce4" office:value-type="boolean" office:boolean-value="false" calcext:value-type="boolean">
            <text:p>FALSE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203 - SUM([.D5];[.D4];[.E4]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yes</text:p>
          </table:table-cell>
          <table:table-cell office:value-type="string" calcext:value-type="string">
            <text:p>Pn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2"/>
          <table:table-cell table:style-name="ce6" table:formula="of:=([.D4]+[.E5])/([.D4]+[.E4]+[.D5]+[.E5])" office:value-type="float" office:value="0.896551724137931" calcext:value-type="float">
            <text:p>0.896551724137931</text:p>
          </table:table-cell>
          <table:table-cell table:formula="of:=(([.D4]+[.E4])/([.D4]+[.E4]+[.D5]+[.E5]))*(([.D4]+[.D5])/([.D4]+[.E4]+[.D5]+[.E5]))" office:value-type="float" office:value="0.00990074983620083" calcext:value-type="float">
            <text:p>0.009900749836201</text:p>
          </table:table-cell>
          <table:table-cell table:formula="of:=(([.D5]+[.E5])/([.D4]+[.E4]+[.D5]+[.E5]))*(([.E4]+[.E5])/([.D4]+[.E4]+[.D5]+[.E5]))" office:value-type="float" office:value="0.807930306486447" calcext:value-type="float">
            <text:p>0.807930306486447</text:p>
          </table:table-cell>
          <table:table-cell table:formula="of:=[.D8]+[.E8]" office:value-type="float" office:value="0.817831056322648" calcext:value-type="float">
            <text:p>0.817831056322648</text:p>
          </table:table-cell>
          <table:table-cell table:formula="of:=([.C8]-[.F8])/(1-[.F8])" office:value-type="float" office:value="0.432130011988811" calcext:value-type="float">
            <text:p>0.432130011988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8:19:25.473360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3.2$Linux_X86_64 LibreOffice_project/40$Build-2</meta:generator>
    <meta:editing-cycles>0</meta:editing-cycles>
    <meta:editing-duration>P0D</meta:editing-duration>
    <meta:document-statistic meta:table-count="2" meta:cell-count="40" meta:object-count="0"/>
  </office:meta>
</office:document-meta>
</file>